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9598" draw:textarea-horizontal-align="justify" draw:textarea-vertical-align="middle" draw:auto-grow-height="false" fo:min-height="1.164cm" fo:min-width="2.046cm"/>
    </style:style>
    <style:style style:name="gr2" style:family="graphic" style:parent-style-name="objectwithoutfill">
      <style:graphic-properties svg:stroke-width="0.081cm" svg:stroke-color="#72bf4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="solid" draw:fill-color="#bd7cb5" draw:textarea-horizontal-align="justify" draw:textarea-vertical-align="middle" draw:auto-grow-height="false" fo:min-height="1.164cm" fo:min-width="2.046cm"/>
    </style:style>
    <style:style style:name="gr4" style:family="graphic" style:parent-style-name="standard">
      <style:graphic-properties draw:fill="solid" draw:fill-color="#f68e76" draw:textarea-horizontal-align="justify" draw:textarea-vertical-align="middle" draw:auto-grow-height="false" fo:min-height="1.164cm" fo:min-width="2.046cm"/>
    </style:style>
    <style:style style:name="gr5" style:family="graphic" style:parent-style-name="standard">
      <style:graphic-properties draw:fill="solid" draw:fill-color="#fdb94d" draw:textarea-horizontal-align="justify" draw:textarea-vertical-align="middle" draw:auto-grow-height="false" fo:min-height="1.164cm" fo:min-width="2.046cm"/>
    </style:style>
    <style:style style:name="gr6" style:family="graphic" style:parent-style-name="standard">
      <style:graphic-properties draw:fill-color="#9a6704" draw:textarea-horizontal-align="justify" draw:textarea-vertical-align="middle" draw:auto-grow-height="false" fo:min-height="1.85cm" fo:min-width="3.2cm"/>
    </style:style>
    <style:style style:name="gr7" style:family="graphic" style:parent-style-name="standard">
      <style:graphic-properties draw:fill-color="#add58a" draw:textarea-horizontal-align="justify" draw:textarea-vertical-align="middle" draw:auto-grow-height="false" fo:min-height="1.85cm" fo:min-width="3.2cm"/>
    </style:style>
    <style:style style:name="gr8" style:family="graphic" style:parent-style-name="standard">
      <style:graphic-properties draw:fill-color="#add58a" draw:textarea-horizontal-align="justify" draw:textarea-vertical-align="middle" draw:auto-grow-height="false" fo:min-height="1.25cm" fo:min-width="7.4cm"/>
    </style:style>
    <style:style style:name="gr9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f68e76" draw:textarea-horizontal-align="justify" draw:textarea-vertical-align="middle" draw:auto-grow-height="false" fo:min-height="2.75cm" fo:min-width="5.2cm"/>
    </style:style>
    <style:style style:name="gr11" style:family="graphic" style:parent-style-name="standard">
      <style:graphic-properties draw:fill-color="#009598" draw:textarea-horizontal-align="justify" draw:textarea-vertical-align="middle" draw:auto-grow-height="false" fo:min-height="1.95cm" fo:min-width="5.8cm"/>
    </style:style>
    <style:style style:name="gr12" style:family="graphic" style:parent-style-name="standard">
      <style:graphic-properties draw:fill-color="#009598" draw:textarea-horizontal-align="justify" draw:textarea-vertical-align="middle" draw:auto-grow-height="false" fo:min-height="3.65cm" fo:min-width="4.9cm" draw:shadow="hidden" draw:shadow-offset-x="0cm" draw:shadow-offset-y="-0.212cm"/>
    </style:style>
    <style:style style:name="gr13" style:family="graphic" style:parent-style-name="standard">
      <style:graphic-properties draw:fill-color="#009598" draw:textarea-horizontal-align="justify" draw:textarea-vertical-align="middle" draw:auto-grow-height="false" fo:min-height="2.45cm" fo:min-width="6.8cm"/>
    </style:style>
    <style:style style:name="gr14" style:family="graphic" style:parent-style-name="standard">
      <style:graphic-properties draw:fill-color="#f68e76" draw:textarea-horizontal-align="justify" draw:textarea-vertical-align="middle" draw:auto-grow-height="false" fo:min-height="0.65cm" fo:min-width="2.4cm"/>
    </style:style>
    <style:style style:name="gr15" style:family="graphic" style:parent-style-name="standard">
      <style:graphic-properties draw:fill-color="#bd7cb5" draw:textarea-horizontal-align="justify" draw:textarea-vertical-align="middle" draw:auto-grow-height="false" fo:min-height="2.35cm" fo:min-width="5cm"/>
    </style:style>
    <style:style style:name="gr16" style:family="graphic" style:parent-style-name="standard">
      <style:graphic-properties draw:fill-color="#dfcce4" draw:textarea-horizontal-align="justify" draw:textarea-vertical-align="middle" draw:auto-grow-height="false" fo:min-height="4.05cm" fo:min-width="4.6cm"/>
    </style:style>
    <style:style style:name="gr17" style:family="graphic" style:parent-style-name="objectwithoutfill">
      <style:graphic-properties svg:stroke-color="#fdc578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8ccfb7" draw:marker-end="Arrow" draw:marker-end-width="0.3cm" draw:fill="none" draw:textarea-vertical-align="middle"/>
    </style:style>
    <style:style style:name="gr19" style:family="graphic" style:parent-style-name="standard">
      <style:graphic-properties draw:fill-color="#9a6704" draw:textarea-horizontal-align="justify" draw:textarea-vertical-align="middle" draw:auto-grow-height="false" fo:min-height="1.05cm" fo:min-width="9.3cm"/>
    </style:style>
    <style:style style:name="gr20" style:family="graphic" style:parent-style-name="standard">
      <style:graphic-properties draw:fill-color="#9a6704" draw:textarea-horizontal-align="justify" draw:textarea-vertical-align="middle" draw:auto-grow-height="false" fo:min-height="1.45cm" fo:min-width="8.7cm"/>
    </style:style>
    <style:style style:name="gr21" style:family="graphic" style:parent-style-name="standard">
      <style:graphic-properties draw:fill-color="#00b6bd" draw:textarea-horizontal-align="justify" draw:textarea-vertical-align="middle" draw:auto-grow-height="false" fo:min-height="0.954cm" fo:min-width="3.02cm" fo:wrap-option="no-wrap"/>
    </style:style>
    <style:style style:name="gr22" style:family="graphic" style:parent-style-name="standard">
      <style:graphic-properties draw:fill-color="#00b6bd" draw:textarea-horizontal-align="justify" draw:textarea-vertical-align="middle" draw:auto-grow-height="false" fo:min-height="1.048cm" fo:min-width="2.09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59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d7cb5"/>
      <style:paragraph-properties fo:text-align="center"/>
    </style:style>
    <style:style style:name="P5" style:family="paragraph">
      <loext:graphic-properties draw:fill="solid" draw:fill-color="#f68e76"/>
      <style:paragraph-properties fo:text-align="center"/>
    </style:style>
    <style:style style:name="P6" style:family="paragraph">
      <loext:graphic-properties draw:fill="solid" draw:fill-color="#fdb94d"/>
      <style:paragraph-properties fo:text-align="center"/>
    </style:style>
    <style:style style:name="P7" style:family="paragraph">
      <loext:graphic-properties draw:fill-color="#9a6704"/>
      <style:paragraph-properties fo:text-align="center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loext:graphic-properties draw:fill-color="#f68e76"/>
      <style:paragraph-properties fo:text-align="center"/>
    </style:style>
    <style:style style:name="P10" style:family="paragraph">
      <loext:graphic-properties draw:fill-color="#009598"/>
      <style:paragraph-properties fo:text-align="center"/>
    </style:style>
    <style:style style:name="P11" style:family="paragraph">
      <loext:graphic-properties draw:fill-color="#bd7cb5"/>
      <style:paragraph-properties fo:text-align="center"/>
    </style:style>
    <style:style style:name="P12" style:family="paragraph">
      <loext:graphic-properties draw:fill-color="#dfcce4"/>
      <style:paragraph-properties fo:text-align="center"/>
    </style:style>
    <style:style style:name="P13" style:family="paragraph">
      <loext:graphic-properties draw:fill-color="#00b6b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6cm" svg:height="2cm" svg:x="11.5cm" svg:y="7.9cm">
          <text:p text:style-name="P1">uW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1cm" svg:y1="9cm" svg:x2="10.9cm" svg:y2="9cm">
          <text:p/>
        </draw:line>
        <draw:custom-shape draw:style-name="gr3" draw:text-style-name="P4" draw:layer="layout" svg:width="3.6cm" svg:height="2cm" svg:x="7cm" svg:y="17.3cm">
          <text:p text:style-name="P1">Djang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3.6cm" svg:height="2cm" svg:x="11.5cm" svg:y="17.3cm">
          <text:p text:style-name="P1">Flas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" draw:id="id1" draw:layer="layout" svg:width="3.6cm" svg:height="2cm" svg:x="1.7cm" svg:y="7.9cm">
          <text:p text:style-name="P1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6cm" svg:height="2cm" svg:x="16.1cm" svg:y="18.9cm"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7cm" svg:height="2.1cm" svg:x="2.1cm" svg:y="23.4cm">
          <text:p text:style-name="P1">Tornado</text:p>
          <text:p text:style-name="P1">（ioloop）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7cm" svg:height="2.1cm" svg:x="14.4cm" svg:y="22.9cm">
          <text:p text:style-name="P1">geven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9cm" svg:height="1.5cm" svg:x="11.9cm" svg:y="27cm">
          <text:p text:style-name="P1">使协程技术优化到最高水平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3.6cm" svg:y1="5.2cm" svg:x2="3.6cm" svg:y2="7.7cm">
          <text:p/>
        </draw:line>
        <draw:custom-shape draw:style-name="gr10" draw:text-style-name="P9" draw:layer="layout" svg:width="5.7cm" svg:height="3cm" svg:x="1.3cm" svg:y="2cm">
          <text:p text:style-name="P1">Web服务器</text:p>
          <text:p text:style-name="P1">负载均衡</text:p>
          <text:p text:style-name="P1">调整整体的负载程度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3cm" svg:height="2.2cm" svg:x="10.3cm" svg:y="2.2cm">
          <text:p text:style-name="P1">Web服务器</text:p>
          <text:p text:style-name="P1">高效稳定的运行环境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.3cm" svg:y1="4.9cm" svg:x2="13.3cm" svg:y2="7.4cm">
          <text:p/>
        </draw:line>
        <draw:custom-shape draw:style-name="gr12" draw:text-style-name="P10" draw:layer="layout" svg:width="5.4cm" svg:height="3.9cm" svg:x="15.3cm" svg:y="7.1cm">
          <text:p text:style-name="P1">接受请求数据</text:p>
          <text:p text:style-name="P1">转换并传递给</text:p>
          <text:p text:style-name="P1">框架的</text:p>
          <text:p text:style-name="P1">request请求中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7.3cm" svg:height="2.7cm" svg:x="2.8cm" svg:y="12cm">
          <text:p text:style-name="P1">uWSGI发送CGI请求</text:p>
          <text:p text:style-name="P1">交互使用规范协议：</text:p>
          <text:p text:style-name="P1">WSGI(通用网关协议)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9cm" svg:height="0.9cm" svg:x="7cm" svg:y="7.5cm">
          <text:p text:style-name="P1">CGI请求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cm" svg:y1="10.3cm" svg:x2="8.9cm" svg:y2="16.8cm">
          <text:p/>
        </draw:line>
        <draw:line draw:style-name="gr2" draw:text-style-name="P3" draw:layer="layout" svg:x1="13.5cm" svg:y1="10.3cm" svg:x2="13.4cm" svg:y2="16.8cm">
          <text:p/>
        </draw:line>
        <draw:custom-shape draw:style-name="gr15" draw:text-style-name="P11" draw:layer="layout" svg:width="5.5cm" svg:height="2.6cm" svg:x="1.2cm" svg:y="17cm">
          <text:p text:style-name="P1">uWSGI传过来的</text:p>
          <text:p text:style-name="P1">数据存放在框架的</text:p>
          <text:p text:style-name="P1">request请求中</text:p>
          <draw:enhanced-geometry svg:viewBox="0 0 21600 21600" draw:type="rectangle" draw:enhanced-path="M 0 0 L 21600 0 21600 21600 0 21600 0 0 Z N"/>
        </draw:custom-shape>
        <draw:custom-shape draw:style-name="gr16" draw:text-style-name="P12" xml:id="id2" draw:id="id2" draw:layer="layout" svg:width="5.1cm" svg:height="4.3cm" svg:x="14.8cm" svg:y="12.1cm">
          <text:p text:style-name="P1">Nginx　uWSQI</text:p>
          <text:p text:style-name="P1">Database</text:p>
          <text:p text:style-name="P1">他们三个是承载</text:p>
          <text:p text:style-name="P1">高并发量的承载体</text:p>
          <text:p text:style-name="P1">影响运行效率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4.773cm" svg:y1="9.607cm" svg:x2="17.35cm" svg:y2="12.1cm" draw:start-shape="id1" draw:start-glue-point="9" draw:end-shape="id2" svg:d="M4773 9607c0 2091 12577 845 12577 2493" svg:viewBox="0 0 12578 2494">
          <text:p/>
        </draw:connector>
        <draw:connector draw:style-name="gr17" draw:text-style-name="P3" draw:layer="layout" draw:type="curve" svg:x1="13.979cm" svg:y1="10.098cm" svg:x2="14.8cm" svg:y2="14.25cm" draw:end-shape="id2" draw:end-glue-point="3" svg:d="M13979 10098c240 0-170 4152 821 4152" svg:viewBox="0 0 822 4153">
          <text:p/>
        </draw:connector>
        <draw:connector draw:style-name="gr17" draw:text-style-name="P3" draw:layer="layout" draw:type="curve" svg:x1="18.698cm" svg:y1="18.786cm" svg:x2="17.35cm" svg:y2="16.4cm" draw:end-shape="id2" svg:d="M18698 18786c0-1413-1348-220-1348-2386" svg:viewBox="0 0 1349 2387">
          <text:p/>
        </draw:connector>
        <draw:line draw:style-name="gr18" draw:text-style-name="P3" draw:layer="layout" svg:x1="3.8cm" svg:y1="27cm" svg:x2="3.8cm" svg:y2="25.8cm">
          <text:p/>
        </draw:line>
        <draw:custom-shape draw:style-name="gr19" draw:text-style-name="P7" draw:layer="layout" svg:width="9.8cm" svg:height="1.3cm" svg:x="1.4cm" svg:y="27.3cm">
          <text:p text:style-name="P1">实现：实时性推送连接(长连接)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1cm" svg:y1="26.5cm" svg:x2="16.1cm" svg:y2="25.4cm">
          <text:p/>
        </draw:line>
        <draw:custom-shape draw:style-name="gr20" draw:text-style-name="P7" draw:layer="layout" svg:width="9.2cm" svg:height="1.7cm" svg:x="1.3cm" svg:y="20.7cm">
          <text:p text:style-name="P1">利用tornado起一个四层的</text:p>
          <text:p text:style-name="P1">(长连接)tcp套接字的serv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8cm" svg:height="1.3cm" svg:x="7.1cm" svg:y="23.8cm">
          <text:p text:style-name="P1">练习</text:p>
          <draw:enhanced-geometry svg:viewBox="0 0 21600 21600" draw:text-areas="800 800 20800 20800" draw:type="round-rectangular-callout" draw:modifiers="-1250.19731649566 -21018.9085318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2.8cm" svg:height="1.4cm" svg:x="7.3cm" svg:y="25.4cm">
          <text:p text:style-name="P1">开发须知</text:p>
          <draw:enhanced-geometry svg:viewBox="0 0 21600 21600" draw:text-areas="800 800 20800 20800" draw:type="round-rectangular-callout" draw:modifiers="-2043.55587290253 29817.55888650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9:28:34.294952330</meta:creation-date>
    <dc:date>2019-08-02T20:51:03.422103332</dc:date>
    <meta:editing-duration>PT9M43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